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90.01mm" style:rel-column-width="32767*"/>
    </style:style>
    <style:style style:name="Tableau1.A1" style:family="table-cell">
      <style:table-cell-properties style:vertical-align="middle" fo:padding="0.97mm" fo:border="none"/>
    </style:style>
    <style:style style:name="Tableau1.B1" style:family="table-cell">
      <style:table-cell-properties fo:padding="0.97mm" fo:border="none"/>
    </style:style>
    <style:style style:name="Tableau1.2" style:family="table-row">
      <style:table-row-properties style:min-row-height="5.87mm"/>
    </style:style>
    <style:style style:name="Tableau1.A2" style:family="table-cell">
      <style:table-cell-properties fo:padding="0.97mm" fo:border="none"/>
    </style:style>
    <style:style style:name="Tableau2" style:family="table">
      <style:table-properties style:width="180.02mm" table:align="margins"/>
    </style:style>
    <style:style style:name="Tableau2.A" style:family="table-column">
      <style:table-column-properties style:column-width="45.01mm" style:rel-column-width="16384*"/>
    </style:style>
    <style:style style:name="Tableau2.D" style:family="table-column">
      <style:table-column-properties style:column-width="45mm" style:rel-column-width="16383*"/>
    </style:style>
    <style:style style:name="Tableau2.A1" style:family="table-cell">
      <style:table-cell-properties fo:padding="0.97mm" fo:border-left="0.5pt solid #000000" fo:border-right="none" fo:border-top="0.5pt solid #000000" fo:border-bottom="0.5pt solid #000000"/>
    </style:style>
    <style:style style:name="Tableau2.D1" style:family="table-cell">
      <style:table-cell-properties fo:padding="0.97mm" fo:border="0.5pt solid #000000"/>
    </style:style>
    <style:style style:name="Tableau2.2" style:family="table-row">
      <style:table-row-properties style:min-row-height="15.01mm"/>
    </style:style>
    <style:style style:name="Tableau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au3" style:family="table">
      <style:table-properties style:width="180.02mm" table:align="margins"/>
    </style:style>
    <style:style style:name="Tableau3.A" style:family="table-column">
      <style:table-column-properties style:column-width="60.01mm" style:rel-column-width="21845*"/>
    </style:style>
    <style:style style:name="Tableau3.A1" style:family="table-cell">
      <style:table-cell-properties fo:padding="0.97mm" fo:border="none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702c0" officeooo:paragraph-rsid="001702c0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221276" officeooo:paragraph-rsid="00221276"/>
    </style:style>
    <style:style style:name="P4" style:family="paragraph" style:parent-style-name="Preformatted_20_Text">
      <style:text-properties fo:font-size="10pt" style:font-size-asian="10pt" style:font-size-complex="10pt"/>
    </style:style>
    <style:style style:name="P5" style:family="paragraph" style:parent-style-name="Preformatted_20_Text">
      <style:text-properties fo:font-size="10pt" officeooo:paragraph-rsid="002123e1" style:font-size-asian="10pt" style:font-size-complex="10pt"/>
    </style:style>
    <style:style style:name="P6" style:family="paragraph" style:parent-style-name="Preformatted_20_Text">
      <style:text-properties fo:font-size="10pt" officeooo:paragraph-rsid="00221276" style:font-size-asian="10pt" style:font-size-complex="10pt"/>
    </style:style>
    <style:style style:name="P7" style:family="paragraph" style:parent-style-name="Preformatted_20_Text">
      <style:text-properties fo:font-size="10pt" officeooo:rsid="00221276" officeooo:paragraph-rsid="00221276" style:font-size-asian="10pt" style:font-size-complex="10pt"/>
    </style:style>
    <style:style style:name="P8" style:family="paragraph" style:parent-style-name="Preformatted_20_Text">
      <style:paragraph-properties fo:text-align="start" style:justify-single-word="false" fo:padding="2.12mm" fo:border="none" style:shadow="none">
        <style:tab-stops/>
      </style:paragraph-properties>
    </style:style>
    <style:style style:name="P9" style:family="paragraph" style:parent-style-name="Preformatted_20_Text">
      <style:paragraph-properties fo:text-align="start" style:justify-single-word="false" fo:padding="2.12mm" fo:border="none" style:shadow="none"/>
      <style:text-properties officeooo:paragraph-rsid="00235267"/>
    </style:style>
    <style:style style:name="P10" style:family="paragraph" style:parent-style-name="Preformatted_20_Text">
      <style:paragraph-properties fo:padding="2.12mm" fo:border="none" style:shadow="non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officeooo:paragraph-rsid="000ef9b1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rsid="00235267" officeooo:paragraph-rsid="00237453"/>
    </style:style>
    <style:style style:name="P15" style:family="paragraph" style:parent-style-name="Text_20_body">
      <style:paragraph-properties fo:text-align="center" style:justify-single-word="false"/>
      <style:text-properties officeooo:rsid="00235267" officeooo:paragraph-rsid="00237453"/>
    </style:style>
    <style:style style:name="P16" style:family="paragraph" style:parent-style-name="Preformatted_20_Text">
      <style:text-properties fo:font-size="10pt" officeooo:rsid="00237453" officeooo:paragraph-rsid="0024f199" style:font-size-asian="10pt" style:font-size-complex="10pt"/>
    </style:style>
    <style:style style:name="P17" style:family="paragraph" style:parent-style-name="Preformatted_20_Text">
      <style:text-properties fo:font-size="10pt" officeooo:paragraph-rsid="0024f199" style:font-size-asian="10pt" style:font-size-complex="10pt"/>
    </style:style>
    <style:style style:name="P18" style:family="paragraph" style:parent-style-name="Text_20_body">
      <style:text-properties officeooo:rsid="00235267" officeooo:paragraph-rsid="00235267"/>
    </style:style>
    <style:style style:name="T1" style:family="text">
      <style:text-properties officeooo:rsid="002123e1"/>
    </style:style>
    <style:style style:name="T2" style:family="text">
      <style:text-properties officeooo:rsid="000ef9b1"/>
    </style:style>
    <style:style style:name="T3" style:family="text">
      <style:text-properties fo:language="zxx" fo:country="none" officeooo:rsid="002123e1" style:language-asian="zxx" style:country-asian="none" style:language-complex="zxx" style:country-complex="none"/>
    </style:style>
    <style:style style:name="T4" style:family="text">
      <style:text-properties officeooo:rsid="00221276"/>
    </style:style>
    <style:style style:name="T5" style:family="text">
      <style:text-properties officeooo:rsid="00235267"/>
    </style:style>
    <style:style style:name="T6" style:family="text">
      <style:text-properties officeooo:rsid="00237453"/>
    </style:style>
    <style:style style:name="T7" style:family="text">
      <style:text-properties officeooo:rsid="0024f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<text:span text:style-name="T1">4</text:span> – Structures <text:span text:style-name="T1">Itératives Complètes</text:span></text:h>
      <text:h text:style-name="P2" text:outline-level="2">Exercice <text:span text:style-name="T2">1</text:span></text:h>
      <text:p text:style-name="P3">Les algorithmes suivants qui permettent de dessiner des triangles à l'aide d'astérisques "*".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Algorithme Triangle1</text:p>
            <text:p text:style-name="P4">Début</text:p>
            <text:p text:style-name="P4"><text:s text:c="2"/><text:span text:style-name="T1">Écrire("Donner n ? ") ; Lire(n)</text:span></text:p>
            <text:p text:style-name="P4"><text:s text:c="2"/><text:span text:style-name="T1">ch ← ""</text:span></text:p>
            <text:p text:style-name="P4"><text:s text:c="2"/><text:span text:style-name="T1">Pour i de 1 à n Faire</text:span></text:p>
            <text:p text:style-name="P4"><text:s text:c="4"/><text:span text:style-name="T1">Écrire(ch)</text:span></text:p>
            <text:p text:style-name="P4"><text:s text:c="4"/><text:span text:style-name="T1">ch ← ch + "*"</text:span></text:p>
            <text:p text:style-name="P4"><text:s text:c="2"/><text:span text:style-name="T1">Fin Pour</text:span></text:p>
            <text:p text:style-name="P4"/>
            <text:p text:style-name="P4"><text:s text:c="2"/><text:span text:style-name="T1">Pour i de 1 à n-1 Faire</text:span></text:p>
            <text:p text:style-name="P5"><text:s text:c="4"/><text:span text:style-name="T1">ch1 ← </text:span><text:span text:style-name="T3">sous_chaine</text:span><text:span text:style-name="T1">(ch, 0, n-i-1)</text:span></text:p>
            <text:p text:style-name="P4"><text:s text:c="4"/><text:span text:style-name="T1">Écrire(ch1)</text:span></text:p>
            <text:p text:style-name="P4"><text:s text:c="2"/><text:span text:style-name="T1">Fin Pour</text:span></text:p>
            <text:p text:style-name="P4">Fin</text:p>
          </table:table-cell>
          <table:table-cell table:style-name="Tableau1.B1" office:value-type="string">
            <text:p text:style-name="P6">Algorithme Triangle<text:span text:style-name="T1">2</text:span></text:p>
            <text:p text:style-name="P6">Début</text:p>
            <text:p text:style-name="P6"><text:s/><text:span text:style-name="T1">Écrire("Donner n ? ") ; Lire(n)</text:span></text:p>
            <text:p text:style-name="P6"><text:s/><text:span text:style-name="T1">nl ← 2*n - 1</text:span></text:p>
            <text:p text:style-name="P6"><text:s/><text:span text:style-name="T1">ch ← ""</text:span></text:p>
            <text:p text:style-name="P6"><text:s/><text:span text:style-name="T1">Pour i de 1 à nl Faire</text:span></text:p>
            <text:p text:style-name="P6"><text:s text:c="2"/><text:span text:style-name="T1">Si i &lt; n Alors</text:span></text:p>
            <text:p text:style-name="P6"><text:s text:c="3"/><text:span text:style-name="T1">ch ← </text:span><text:span text:style-name="T4">ch </text:span><text:span text:style-name="T1">+ "*"</text:span></text:p>
            <text:p text:style-name="P6"><text:s text:c="2"/><text:span text:style-name="T1">Sinon</text:span></text:p>
            <text:p text:style-name="P6"><text:s text:c="3"/><text:span text:style-name="T1">ch ← </text:span><text:span text:style-name="T4">effacer</text:span><text:span text:style-name="T1">(ch, 0, </text:span><text:span text:style-name="T4">1)</text:span></text:p>
            <text:p text:style-name="P6"><text:s text:c="2"/><text:span text:style-name="T4">Fin Si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</table:table-row>
        <table:table-row table:style-name="Tableau1.2">
          <table:table-cell table:style-name="Tableau1.A2" office:value-type="string">
            <text:p text:style-name="P6">Algorithme Triangle<text:span text:style-name="T4">3</text:span></text:p>
            <text:p text:style-name="P6">Début</text:p>
            <text:p text:style-name="P6"><text:s/><text:span text:style-name="T1">Écrire("Donner n ? ") ; Lire(n)</text:span></text:p>
            <text:p text:style-name="P6"><text:s/><text:span text:style-name="T1">nl ← 2*n - 1</text:span></text:p>
            <text:p text:style-name="P6"><text:s/><text:span text:style-name="T1">ch ← ""</text:span></text:p>
            <text:p text:style-name="P6"><text:s/><text:span text:style-name="T1">Pour i de 1 à n - 1 Faire</text:span></text:p>
            <text:p text:style-name="P6"><text:s text:c="2"/><text:span text:style-name="T1">ch ← ch + " "</text:span></text:p>
            <text:p text:style-name="P6"><text:s/><text:span text:style-name="T1">Fin Pour</text:span></text:p>
            <text:p text:style-name="P6"><text:s/><text:span text:style-name="T1">ch ← ch + "*"</text:span></text:p>
            <text:p text:style-name="P7"><text:s/>Écrire(ch)</text:p>
            <text:p text:style-name="P6"><text:s/><text:span text:style-name="T1">Pour i de 1 à nl - 1 Faire</text:span></text:p>
            <text:p text:style-name="P6"><text:s text:c="2"/><text:span text:style-name="T1">Si i &lt; n-1 Alors</text:span></text:p>
            <text:p text:style-name="P6"><text:s text:c="3"/><text:span text:style-name="T1">ch ← sous_chaine(ch,1,long(ch))+"*"</text:span></text:p>
            <text:p text:style-name="P6"><text:s text:c="2"/><text:span text:style-name="T1">Sinon</text:span></text:p>
            <text:p text:style-name="P6"><text:s text:c="3"/><text:span text:style-name="T1">ch ←" "+sous_chaine(ch,0,long(</text:span><text:span text:style-name="T4">ch)-1)</text:span></text:p>
            <text:p text:style-name="P6"><text:s text:c="2"/><text:span text:style-name="T4">Fin Si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  <table:table-cell table:style-name="Tableau1.A1" office:value-type="string">
            <text:p text:style-name="P6">Algorithme Triangle<text:span text:style-name="T4">4</text:span></text:p>
            <text:p text:style-name="P6">Début</text:p>
            <text:p text:style-name="P6"><text:s/><text:span text:style-name="T1">Écrire("Donner n ? ") ; Lire(n)</text:span></text:p>
            <text:p text:style-name="P6"/>
            <text:p text:style-name="P6"><text:s/><text:span text:style-name="T1">ch ← ""</text:span></text:p>
            <text:p text:style-name="P6"><text:s/><text:span text:style-name="T1">Pour i de 1 à n - 1 Faire</text:span></text:p>
            <text:p text:style-name="P6"><text:s text:c="2"/><text:span text:style-name="T1">ch ← ch + " "</text:span></text:p>
            <text:p text:style-name="P6"><text:s/><text:span text:style-name="T1">Fin Pour</text:span></text:p>
            <text:p text:style-name="P6"><text:s/><text:span text:style-name="T1">ch ← ch + "*"</text:span></text:p>
            <text:p text:style-name="P7"><text:s/>Écrire(ch)</text:p>
            <text:p text:style-name="P6"/>
            <text:p text:style-name="P6"><text:s/><text:span text:style-name="T1">Pour i de 1 à n - 1 Faire</text:span></text:p>
            <text:p text:style-name="P6"><text:s text:c="2"/><text:span text:style-name="T1">ch ← sous_chaine(ch,</text:span><text:span text:style-name="T4">1</text:span><text:span text:style-name="T1">,long(</text:span><text:span text:style-name="T4">ch))+"**"</text:span></text:p>
            <text:p text:style-name="P6"><text:s text:c="2"/><text:span text:style-name="T1">Écrire(ch)</text:span></text:p>
            <text:p text:style-name="P6"><text:s/><text:span text:style-name="T1">Fin Pour</text:span></text:p>
            <text:p text:style-name="P6">Fin</text:p>
          </table:table-cell>
        </table:table-row>
      </table:table>
      <text:p text:style-name="Text_20_body">Implémenter chacun des algorithmes <text:span text:style-name="T5">précédents </text:span>en Python puis, indiquer le triangle dessiné par chacun d<text:span text:style-name="T5">'eux</text:span>.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8"><text:s text:c="4"/>*</text:p>
            <text:p text:style-name="P8"><text:s text:c="3"/>***</text:p>
            <text:p text:style-name="P8"><text:s text:c="2"/>*****</text:p>
            <text:p text:style-name="P8"><text:s/>*******</text:p>
            <text:p text:style-name="P8">*********</text:p>
          </table:table-cell>
          <table:table-cell table:style-name="Tableau2.A1" office:value-type="string">
            <text:p text:style-name="P9">*********</text:p>
            <text:p text:style-name="P9"><text:s/>*******</text:p>
            <text:p text:style-name="P9"><text:s text:c="2"/>*****</text:p>
            <text:p text:style-name="P9"><text:s text:c="3"/>***</text:p>
            <text:p text:style-name="P9"><text:s text:c="4"/>*</text:p>
          </table:table-cell>
          <table:table-cell table:style-name="Tableau2.A1" office:value-type="string">
            <text:p text:style-name="P10">*</text:p>
            <text:p text:style-name="P10">**</text:p>
            <text:p text:style-name="P10">***</text:p>
            <text:p text:style-name="P10">**</text:p>
            <text:p text:style-name="P10">*</text:p>
          </table:table-cell>
          <table:table-cell table:style-name="Tableau2.D1" office:value-type="string">
            <text:p text:style-name="P10"><text:s text:c="2"/>*</text:p>
            <text:p text:style-name="P10"><text:s/>**</text:p>
            <text:p text:style-name="P10">***</text:p>
            <text:p text:style-name="P10"><text:s/>**</text:p>
            <text:p text:style-name="P10"><text:s text:c="2"/>*</text:p>
          </table:table-cell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1"/>
          </table:table-cell>
        </table:table-row>
      </table:table>
      <text:p text:style-name="P12"/>
      <text:h text:style-name="P13" text:outline-level="2">Exercice 2</text:h>
      <text:p text:style-name="P14"><text:span text:style-name="T6">Compléter les code</text:span><text:span text:style-name="T7">s</text:span><text:span text:style-name="T6"> suivants afin d'</text:span>afficher les nombres impairs c<text:span text:style-name="T6">ompris entre 1 et 19 : </text:span></text:p>
      <text:p text:style-name="P15"><text:span text:style-name="T6">1 – 3 – 5 – 7 – 9 – 11 – 13 – 15 – 17 – 19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6"># Nombres impairs</text:p>
            <text:p text:style-name="P17">for i in range(10):</text:p>
            <text:p text:style-name="P17"><text:s text:c="4"/>print(………………)</text:p>
          </table:table-cell>
          <table:table-cell table:style-name="Tableau3.A1" office:value-type="string">
            <text:p text:style-name="P17">for i in range(……, ……):</text:p>
            <text:p text:style-name="P17"><text:s text:c="4"/>if i % 2 == … :</text:p>
            <text:p text:style-name="P17"><text:s text:c="8"/>print(i)</text:p>
          </table:table-cell>
          <table:table-cell table:style-name="Tableau3.A1" office:value-type="string">
            <text:p text:style-name="P16"># Nombres impairs</text:p>
            <text:p text:style-name="P17"><text:span text:style-name="T5">f</text:span>or i in range(…, …, …):</text:p>
            <text:p text:style-name="P17"><text:s text:c="4"/><text:span text:style-name="T5">print(i)</text:span> 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urier New1" fo:font-family="'Courier New'" style:font-style-name="Normal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BookAntiqua Modèle</dc:title>
    <meta:creation-date>2023-09-24T11:51:00Z</meta:creation-date>
    <dc:date>2024-11-13T20:21:08.660119592</dc:date>
    <meta:editing-cycles>17</meta:editing-cycles>
    <meta:editing-duration>PT2H29M21S</meta:editing-duration>
    <meta:document-statistic meta:table-count="3" meta:image-count="0" meta:object-count="0" meta:page-count="2" meta:paragraph-count="98" meta:word-count="328" meta:character-count="1636" meta:non-whitespace-character-count="1261"/>
    <meta:template xlink:type="simple" xlink:actuate="onRequest" xlink:title="" xlink:href="./BookAntiqua%20Modèle.ott"/>
  </office:meta>
</office:document-meta>
</file>